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2"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27605">
            <text:p>27605</text:p>
          </table:table-cell>
          <table:table-cell office:value-type="float" office:value="22301">
            <text:p>22301</text:p>
          </table:table-cell>
          <table:table-cell table:formula="of:=[.B2]-[.C2]" office:value-type="float" office:value="5304">
            <text:p>5304</text:p>
          </table:table-cell>
          <table:table-cell table:formula="of:=[.D2]/[.C2]*100" office:value-type="float" office:value="23.783686830187">
            <text:p>23,78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float" office:value="419">
            <text:p>419</text:p>
          </table:table-cell>
          <table:table-cell office:value-type="float" office:value="317">
            <text:p>317</text:p>
          </table:table-cell>
          <table:table-cell table:formula="of:=[.B3]-[.C3]" office:value-type="float" office:value="102">
            <text:p>102</text:p>
          </table:table-cell>
          <table:table-cell table:formula="of:=[.D3]/[.C3]*100" office:value-type="float" office:value="32.1766561514196">
            <text:p>32,1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91599">
            <text:p>91599</text:p>
          </table:table-cell>
          <table:table-cell office:value-type="float" office:value="82969">
            <text:p>82969</text:p>
          </table:table-cell>
          <table:table-cell table:formula="of:=[.B4]-[.C4]" office:value-type="float" office:value="8630">
            <text:p>8630</text:p>
          </table:table-cell>
          <table:table-cell table:formula="of:=[.D4]/[.C4]*100" office:value-type="float" office:value="10.4014752497921">
            <text:p>10,4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float" office:value="126850">
            <text:p>126850</text:p>
          </table:table-cell>
          <table:table-cell office:value-type="float" office:value="109603">
            <text:p>109603</text:p>
          </table:table-cell>
          <table:table-cell table:formula="of:=[.B5]-[.C5]" office:value-type="float" office:value="17247">
            <text:p>17247</text:p>
          </table:table-cell>
          <table:table-cell table:formula="of:=[.D5]/[.C5]*100" office:value-type="float" office:value="15.7358831418848">
            <text:p>15,7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float" office:value="124735">
            <text:p>124735</text:p>
          </table:table-cell>
          <table:table-cell office:value-type="float" office:value="106934">
            <text:p>106934</text:p>
          </table:table-cell>
          <table:table-cell table:formula="of:=[.B6]-[.C6]" office:value-type="float" office:value="17801">
            <text:p>17801</text:p>
          </table:table-cell>
          <table:table-cell table:formula="of:=[.D6]/[.C6]*100" office:value-type="float" office:value="16.6467166663549">
            <text:p>16,6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float" office:value="57023">
            <text:p>57023</text:p>
          </table:table-cell>
          <table:table-cell office:value-type="float" office:value="52736">
            <text:p>52736</text:p>
          </table:table-cell>
          <table:table-cell table:formula="of:=[.B7]-[.C7]" office:value-type="float" office:value="4287">
            <text:p>4287</text:p>
          </table:table-cell>
          <table:table-cell table:formula="of:=[.D7]/[.C7]*100" office:value-type="float" office:value="8.12917172330097">
            <text:p>8,1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float" office:value="6381">
            <text:p>6381</text:p>
          </table:table-cell>
          <table:table-cell office:value-type="float" office:value="5871">
            <text:p>5871</text:p>
          </table:table-cell>
          <table:table-cell table:formula="of:=[.B8]-[.C8]" office:value-type="float" office:value="510">
            <text:p>510</text:p>
          </table:table-cell>
          <table:table-cell table:formula="of:=[.D8]/[.C8]*100" office:value-type="float" office:value="8.68676545733265">
            <text:p>8,6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float" office:value="7293">
            <text:p>7293</text:p>
          </table:table-cell>
          <table:table-cell office:value-type="float" office:value="6525">
            <text:p>6525</text:p>
          </table:table-cell>
          <table:table-cell table:formula="of:=[.B9]-[.C9]" office:value-type="float" office:value="768">
            <text:p>768</text:p>
          </table:table-cell>
          <table:table-cell table:formula="of:=[.D9]/[.C9]*100" office:value-type="float" office:value="11.7701149425287">
            <text:p>11,7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float" office:value="129289">
            <text:p>129289</text:p>
          </table:table-cell>
          <table:table-cell office:value-type="float" office:value="110100">
            <text:p>110100</text:p>
          </table:table-cell>
          <table:table-cell table:formula="of:=[.B10]-[.C10]" office:value-type="float" office:value="19189">
            <text:p>19189</text:p>
          </table:table-cell>
          <table:table-cell table:formula="of:=[.D10]/[.C10]*100" office:value-type="float" office:value="17.4287011807448">
            <text:p>17,4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float" office:value="54645">
            <text:p>54645</text:p>
          </table:table-cell>
          <table:table-cell office:value-type="float" office:value="51701">
            <text:p>51701</text:p>
          </table:table-cell>
          <table:table-cell table:formula="of:=[.B11]-[.C11]" office:value-type="float" office:value="2944">
            <text:p>2944</text:p>
          </table:table-cell>
          <table:table-cell table:formula="of:=[.D11]/[.C11]*100" office:value-type="float" office:value="5.69428057484381">
            <text:p>5,6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15811">
            <text:p>15811</text:p>
          </table:table-cell>
          <table:table-cell office:value-type="float" office:value="14515">
            <text:p>14515</text:p>
          </table:table-cell>
          <table:table-cell table:formula="of:=[.B12]-[.C12]" office:value-type="float" office:value="1296">
            <text:p>1296</text:p>
          </table:table-cell>
          <table:table-cell table:formula="of:=[.D12]/[.C12]*100" office:value-type="float" office:value="8.92869445401309">
            <text:p>8,9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float" office:value="55488">
            <text:p>55488</text:p>
          </table:table-cell>
          <table:table-cell office:value-type="float" office:value="54242">
            <text:p>54242</text:p>
          </table:table-cell>
          <table:table-cell table:formula="of:=[.B13]-[.C13]" office:value-type="float" office:value="1246">
            <text:p>1246</text:p>
          </table:table-cell>
          <table:table-cell table:formula="of:=[.D13]/[.C13]*100" office:value-type="float" office:value="2.29711293831348">
            <text:p>2,3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float" office:value="654599">
            <text:p>654599</text:p>
          </table:table-cell>
          <table:table-cell office:value-type="float" office:value="589837">
            <text:p>589837</text:p>
          </table:table-cell>
          <table:table-cell table:formula="of:=[.B14]-[.C14]" office:value-type="float" office:value="64762">
            <text:p>64762</text:p>
          </table:table-cell>
          <table:table-cell table:formula="of:=[.D14]/[.C14]*100" office:value-type="float" office:value="10.9796435286359">
            <text:p>10,9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float" office:value="131025">
            <text:p>131025</text:p>
          </table:table-cell>
          <table:table-cell office:value-type="float" office:value="123415">
            <text:p>123415</text:p>
          </table:table-cell>
          <table:table-cell table:formula="of:=[.B15]-[.C15]" office:value-type="float" office:value="7610">
            <text:p>7610</text:p>
          </table:table-cell>
          <table:table-cell table:formula="of:=[.D15]/[.C15]*100" office:value-type="float" office:value="6.16618725438561">
            <text:p>6,17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float" office:value="50537">
            <text:p>50537</text:p>
          </table:table-cell>
          <table:table-cell office:value-type="float" office:value="48856">
            <text:p>48856</text:p>
          </table:table-cell>
          <table:table-cell table:formula="of:=[.B16]-[.C16]" office:value-type="float" office:value="1681">
            <text:p>1681</text:p>
          </table:table-cell>
          <table:table-cell table:formula="of:=[.D16]/[.C16]*100" office:value-type="float" office:value="3.44072375962011">
            <text:p>3,4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float" office:value="493776">
            <text:p>493776</text:p>
          </table:table-cell>
          <table:table-cell office:value-type="float" office:value="425072">
            <text:p>425072</text:p>
          </table:table-cell>
          <table:table-cell table:formula="of:=[.B17]-[.C17]" office:value-type="float" office:value="68704">
            <text:p>68704</text:p>
          </table:table-cell>
          <table:table-cell table:formula="of:=[.D17]/[.C17]*100" office:value-type="float" office:value="16.1629088719088">
            <text:p>16,1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float" office:value="168678">
            <text:p>168678</text:p>
          </table:table-cell>
          <table:table-cell office:value-type="float" office:value="147911">
            <text:p>147911</text:p>
          </table:table-cell>
          <table:table-cell table:formula="of:=[.B18]-[.C18]" office:value-type="float" office:value="20767">
            <text:p>20767</text:p>
          </table:table-cell>
          <table:table-cell table:formula="of:=[.D18]/[.C18]*100" office:value-type="float" office:value="14.0401998499097">
            <text:p>14,04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float" office:value="32856">
            <text:p>32856</text:p>
          </table:table-cell>
          <table:table-cell office:value-type="float" office:value="31483">
            <text:p>31483</text:p>
          </table:table-cell>
          <table:table-cell table:formula="of:=[.B19]-[.C19]" office:value-type="float" office:value="1373">
            <text:p>1373</text:p>
          </table:table-cell>
          <table:table-cell table:formula="of:=[.D19]/[.C19]*100" office:value-type="float" office:value="4.36108375948925">
            <text:p>4,3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float" office:value="2308">
            <text:p>2308</text:p>
          </table:table-cell>
          <table:table-cell office:value-type="float" office:value="2304">
            <text:p>2304</text:p>
          </table:table-cell>
          <table:table-cell table:formula="of:=[.B20]-[.C20]" office:value-type="float" office:value="4">
            <text:p>4</text:p>
          </table:table-cell>
          <table:table-cell table:formula="of:=[.D20]/[.C20]*100" office:value-type="float" office:value="0.173611111111111">
            <text:p>0,17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319">
            <text:p>319</text:p>
          </table:table-cell>
          <table:table-cell office:value-type="float" office:value="267">
            <text:p>267</text:p>
          </table:table-cell>
          <table:table-cell table:formula="of:=[.B21]-[.C21]" office:value-type="float" office:value="52">
            <text:p>52</text:p>
          </table:table-cell>
          <table:table-cell table:formula="of:=[.D21]/[.C21]*100" office:value-type="float" office:value="19.4756554307116">
            <text:p>19,48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float" office:value="43547">
            <text:p>43547</text:p>
          </table:table-cell>
          <table:table-cell office:value-type="float" office:value="40526">
            <text:p>40526</text:p>
          </table:table-cell>
          <table:table-cell table:formula="of:=[.B22]-[.C22]" office:value-type="float" office:value="3021">
            <text:p>3021</text:p>
          </table:table-cell>
          <table:table-cell table:formula="of:=[.D22]/[.C22]*100" office:value-type="float" office:value="7.45447367122341">
            <text:p>7,4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float" office:value="4609">
            <text:p>4609</text:p>
          </table:table-cell>
          <table:table-cell office:value-type="float" office:value="4137">
            <text:p>4137</text:p>
          </table:table-cell>
          <table:table-cell table:formula="of:=[.B23]-[.C23]" office:value-type="float" office:value="472">
            <text:p>472</text:p>
          </table:table-cell>
          <table:table-cell table:formula="of:=[.D23]/[.C23]*100" office:value-type="float" office:value="11.4092337442591">
            <text:p>11,4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float" office:value="28854">
            <text:p>28854</text:p>
          </table:table-cell>
          <table:table-cell office:value-type="float" office:value="27309">
            <text:p>27309</text:p>
          </table:table-cell>
          <table:table-cell table:formula="of:=[.B24]-[.C24]" office:value-type="float" office:value="1545">
            <text:p>1545</text:p>
          </table:table-cell>
          <table:table-cell table:formula="of:=[.D24]/[.C24]*100" office:value-type="float" office:value="5.65747555750851">
            <text:p>5,6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4084">
            <text:p>4084</text:p>
          </table:table-cell>
          <table:table-cell office:value-type="float" office:value="3607">
            <text:p>3607</text:p>
          </table:table-cell>
          <table:table-cell table:formula="of:=[.B25]-[.C25]" office:value-type="float" office:value="477">
            <text:p>477</text:p>
          </table:table-cell>
          <table:table-cell table:formula="of:=[.D25]/[.C25]*100" office:value-type="float" office:value="13.224286110341">
            <text:p>13,2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float" office:value="985572">
            <text:p>985572</text:p>
          </table:table-cell>
          <table:table-cell office:value-type="float" office:value="934759">
            <text:p>934759</text:p>
          </table:table-cell>
          <table:table-cell table:formula="of:=[.B26]-[.C26]" office:value-type="float" office:value="50813">
            <text:p>50813</text:p>
          </table:table-cell>
          <table:table-cell table:formula="of:=[.D26]/[.C26]*100" office:value-type="float" office:value="5.43594659158136">
            <text:p>5,4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float" office:value="40611">
            <text:p>40611</text:p>
          </table:table-cell>
          <table:table-cell office:value-type="float" office:value="40061">
            <text:p>40061</text:p>
          </table:table-cell>
          <table:table-cell table:formula="of:=[.B27]-[.C27]" office:value-type="float" office:value="550">
            <text:p>550</text:p>
          </table:table-cell>
          <table:table-cell table:formula="of:=[.D27]/[.C27]*100" office:value-type="float" office:value="1.37290631786526">
            <text:p>1,3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float" office:value="477355">
            <text:p>477355</text:p>
          </table:table-cell>
          <table:table-cell office:value-type="float" office:value="405568">
            <text:p>405568</text:p>
          </table:table-cell>
          <table:table-cell table:formula="of:=[.B28]-[.C28]" office:value-type="float" office:value="71787">
            <text:p>71787</text:p>
          </table:table-cell>
          <table:table-cell table:formula="of:=[.D28]/[.C28]*100" office:value-type="float" office:value="17.7003609752249">
            <text:p>17,7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float" office:value="123396">
            <text:p>123396</text:p>
          </table:table-cell>
          <table:table-cell office:value-type="float" office:value="109949">
            <text:p>109949</text:p>
          </table:table-cell>
          <table:table-cell table:formula="of:=[.B29]-[.C29]" office:value-type="float" office:value="13447">
            <text:p>13447</text:p>
          </table:table-cell>
          <table:table-cell table:formula="of:=[.D29]/[.C29]*100" office:value-type="float" office:value="12.2302158273381">
            <text:p>12,23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float" office:value="298651">
            <text:p>298651</text:p>
          </table:table-cell>
          <table:table-cell office:value-type="float" office:value="258502">
            <text:p>258502</text:p>
          </table:table-cell>
          <table:table-cell table:formula="of:=[.B30]-[.C30]" office:value-type="float" office:value="40149">
            <text:p>40149</text:p>
          </table:table-cell>
          <table:table-cell table:formula="of:=[.D30]/[.C30]*100" office:value-type="float" office:value="15.5314078807901">
            <text:p>15,53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116850">
            <text:p>116850</text:p>
          </table:table-cell>
          <table:table-cell office:value-type="float" office:value="101887">
            <text:p>101887</text:p>
          </table:table-cell>
          <table:table-cell table:formula="of:=[.B31]-[.C31]" office:value-type="float" office:value="14963">
            <text:p>14963</text:p>
          </table:table-cell>
          <table:table-cell table:formula="of:=[.D31]/[.C31]*100" office:value-type="float" office:value="14.685877491731">
            <text:p>14,6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float" office:value="59089">
            <text:p>59089</text:p>
          </table:table-cell>
          <table:table-cell office:value-type="float" office:value="53346">
            <text:p>53346</text:p>
          </table:table-cell>
          <table:table-cell table:formula="of:=[.B32]-[.C32]" office:value-type="float" office:value="5743">
            <text:p>5743</text:p>
          </table:table-cell>
          <table:table-cell table:formula="of:=[.D32]/[.C32]*100" office:value-type="float" office:value="10.7655681775578">
            <text:p>10,7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float" office:value="24016">
            <text:p>24016</text:p>
          </table:table-cell>
          <table:table-cell office:value-type="float" office:value="20136">
            <text:p>20136</text:p>
          </table:table-cell>
          <table:table-cell table:formula="of:=[.B33]-[.C33]" office:value-type="float" office:value="3880">
            <text:p>3880</text:p>
          </table:table-cell>
          <table:table-cell table:formula="of:=[.D33]/[.C33]*100" office:value-type="float" office:value="19.2689709972189">
            <text:p>19,2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float" office:value="76195">
            <text:p>76195</text:p>
          </table:table-cell>
          <table:table-cell office:value-type="float" office:value="66992">
            <text:p>66992</text:p>
          </table:table-cell>
          <table:table-cell table:formula="of:=[.B34]-[.C34]" office:value-type="float" office:value="9203">
            <text:p>9203</text:p>
          </table:table-cell>
          <table:table-cell table:formula="of:=[.D34]/[.C34]*100" office:value-type="float" office:value="13.7374611893958">
            <text:p>13,7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float" office:value="98124">
            <text:p>98124</text:p>
          </table:table-cell>
          <table:table-cell office:value-type="float" office:value="89714">
            <text:p>89714</text:p>
          </table:table-cell>
          <table:table-cell table:formula="of:=[.B35]-[.C35]" office:value-type="float" office:value="8410">
            <text:p>8410</text:p>
          </table:table-cell>
          <table:table-cell table:formula="of:=[.D35]/[.C35]*100" office:value-type="float" office:value="9.37423367590343">
            <text:p>9,3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float" office:value="141002">
            <text:p>141002</text:p>
          </table:table-cell>
          <table:table-cell office:value-type="float" office:value="127863">
            <text:p>127863</text:p>
          </table:table-cell>
          <table:table-cell table:formula="of:=[.B36]-[.C36]" office:value-type="float" office:value="13139">
            <text:p>13139</text:p>
          </table:table-cell>
          <table:table-cell table:formula="of:=[.D36]/[.C36]*100" office:value-type="float" office:value="10.2758421122608">
            <text:p>10,2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float" office:value="689629">
            <text:p>689629</text:p>
          </table:table-cell>
          <table:table-cell office:value-type="float" office:value="586424">
            <text:p>586424</text:p>
          </table:table-cell>
          <table:table-cell table:formula="of:=[.B37]-[.C37]" office:value-type="float" office:value="103205">
            <text:p>103205</text:p>
          </table:table-cell>
          <table:table-cell table:formula="of:=[.D37]/[.C37]*100" office:value-type="float" office:value="17.5990409669454">
            <text:p>17,60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float" office:value="740317">
            <text:p>740317</text:p>
          </table:table-cell>
          <table:table-cell office:value-type="float" office:value="643699">
            <text:p>643699</text:p>
          </table:table-cell>
          <table:table-cell table:formula="of:=[.B38]-[.C38]" office:value-type="float" office:value="96618">
            <text:p>96618</text:p>
          </table:table-cell>
          <table:table-cell table:formula="of:=[.D38]/[.C38]*100" office:value-type="float" office:value="15.0098104859569">
            <text:p>15,01</text:p>
          </table:table-cell>
        </table:table-row>
        <table:table-row table:style-name="ro1">
          <table:table-cell office:value-type="string">
            <text:p>Suma</text:p>
          </table:table-cell>
          <table:table-cell table:formula="of:=SUM([.B2:.B38])" office:value-type="float" office:value="6183137">
            <text:p>6183137</text:p>
          </table:table-cell>
          <table:table-cell table:formula="of:=SUM([.C2:.C38])" office:value-type="float" office:value="5501438">
            <text:p>5501438</text:p>
          </table:table-cell>
          <table:table-cell table:formula="of:=SUM([.D2:.D38])" office:value-type="float" office:value="681699">
            <text:p>681699</text:p>
          </table:table-cell>
          <table:table-cell table:formula="of:=[.D39]/[.C39]*100" office:value-type="float" office:value="12.3912875142826">
            <text:p>12,39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A4:Arkusz1.E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09:51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19T09:51:55.46</dc:date>
    <dc:creator>Andrzej Bystrzycki</dc:creator>
    <meta:editing-duration>PT3H49M7S</meta:editing-duration>
    <meta:editing-cycles>24</meta:editing-cycles>
    <meta:generator>OpenOffice.org/3.3$Win32 OpenOffice.org_project/330m20$Build-9567</meta:generator>
    <meta:document-statistic meta:table-count="3" meta:cell-count="195" meta:object-count="0"/>
  </office:meta>
</office:document-meta>
</file>